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font-name="Times New Roman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so ainda não atendido, reitere-se o ofício à Comarca de Monte Alegre,</text:span></text:p>
      <text:p text:style-name="P1"><text:span text:style-name="T1">certificando-se e voltando-me conclusos em cinco dias se não atendido, para que busque providências junto à eg.</text:span></text:p>
      <text:p text:style-name="Standard"><text:span text:style-name="T1">Corregedoria de Justiç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2:22:41.414000000</meta:creation-date>
    <dc:date>2019-04-01T12:23:11.828000000</dc:date>
    <meta:editing-duration>PT30S</meta:editing-duration>
    <meta:editing-cycles>1</meta:editing-cycles>
    <meta:document-statistic meta:table-count="0" meta:image-count="0" meta:object-count="0" meta:page-count="1" meta:paragraph-count="3" meta:word-count="32" meta:character-count="206" meta:non-whitespace-character-count="177"/>
    <meta:generator>LibreOffice/6.0.3.2$Windows_X86_64 LibreOffice_project/8f48d515416608e3a835360314dac7e47fd0b821</meta:generator>
  </office:meta>
</office:document-meta>
</file>